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ègles : Comment gagner.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tab/>- Avoir plus de temple, plus de tour ou plus de maison.</text:p>
            <text:p text:style-name="P1"><text:tab/>- Sinon, vider deux type de batiments</text:p>
            <text:p text:style-name="P1"><text:tab/>- Attention, si vous ne pouvez pas construire, vous perdez.</text:p>
            <text:p text:style-name="P1"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 déroulement d'un to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<text:span text:style-name="T1">er</text:span> : <text:s/>Piocher une tuile</text:p>
              </text:list-item>
              <text:list-item>
                <text:p>Placer la tuile</text:p>
              </text:list-item>
              <text:list-item>
                <text:p>Construire</text:p>
              </text:list-item>
              <text:list-item>
                <text:p>Finir son tou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 placer une tuile 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1<text:span text:style-name="T1">Re</text:span> <text:s text:c="2"/>tuile : on la place au milieu.</text:p>
              </text:list-item>
              <text:list-item>
                <text:p>Si on la place en extérieur, il faut juste qu'un côté touche une autre tuile.</text:p>
              </text:list-item>
              <text:list-item>
                <text:p><text:s/>Si on la place au dessus : il faut qu'on place le volcan sur un autre volcan, mais dans une autre direction</text:p>
              </text:list-item>
              <text:list-item>
                <text:p>Si on la place au dessus, on a le droit de détruire des huttes, mais pas des cités entière, ni des tours ni des tem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u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Le nombre de bâtiments qui sont disponible sont affiché ici #cadre#</text:p>
              </text:list-item>
              <text:list-item>
                <text:p>Vous avez besoin des batiments nécessaire pour construire.</text:p>
              </text:list-item>
              <text:list-item>
                <text:p>On ne peut jamais construire sur un volc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uire une nouvelle c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Un nouvelle cité est construite sur une zone de niveau 1</text:p>
              </text:list-item>
              <text:list-item>
                <text:p><text:s/>Cette zone ne doit pas être adjacente à une de vos c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endre une c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ur étendre une cité, il faut une cité, et suffisament de huttes.</text:p>
              </text:list-item>
              <text:list-item>
                <text:p>On choisit une cité à étendre, puis un type de terrain adjacent à cette cité.</text:p>
              </text:list-item>
              <text:list-item>
                <text:p>La cité s'étend alors sur toutes les zones adjacentes du type choisi, posant une huttes par niveau sur chaque zone.</text:p>
              </text:list-item>
              <text:list-item>
                <text:p>Etendre une cité peut fusionner plusieurs cité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éer une to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eut créer une tour sur une zone de niveau 3 ou plus qui est adjacente à une de vos cité sans tour.</text:p>
              </text:list-item>
              <text:list-item>
                <text:p>On peut joindre deux cité avec une tour</text:p>
              </text:list-item>
              <text:list-item>
                <text:p>On peut ainsi créer une cité avec deux tours ou plus.</text:p>
              </text:list-item>
              <text:list-item>
                <text:p>N'oubliez pas : les tours ne peuvent pas être détrui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te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eut construire un temple sur une zones adjacente à une cité de 3 zones ou plus et qui ne contient pas de temple.</text:p>
              </text:list-item>
              <text:list-item>
                <text:p>Un temple peut joindre deux cités.</text:p>
              </text:list-item>
              <text:list-item>
                <text:p>On peut ainsi créer une cité avec deux temples.</text:p>
              </text:list-item>
              <text:list-item>
                <text:p>N'oubliez pas, les temples non-plus ne peuvent pas être détru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uvigab </meta:initial-creator>
    <meta:creation-date>2016-05-17T14:20:27.710318345</meta:creation-date>
    <dc:date>2016-05-17T14:59:25.689615868</dc:date>
    <dc:creator>bouvigab </dc:creator>
    <meta:editing-duration>PT8M37S</meta:editing-duration>
    <meta:editing-cycles>1</meta:editing-cycles>
    <meta:document-statistic meta:object-count="53"/>
    <meta:generator>LibreOffice/4.2.8.2$Linux_X86_64 LibreOffice_project/420m0$Build-2</meta:generator>
  </office:meta>
</office:document-meta>
</file>